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5: Geolocation Servic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4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s.</text:p>
              </text:list-item>
              <text:list-item>
                <text:p>Provide s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Adding a platform-dependent implementation of a geolocation service</text:p>
              </text:list-item>
              <text:list-item>
                <text:p>Using Ninject portable as a IOC container</text:p>
              </text:list-item>
              <text:list-item>
                <text:p>Integrating the new dependency in the ViewModel</text:p>
              </text:list-item>
              <text:list-item>
                <text:p>Exercise: Updating the tests by mocking the new depend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Essential elements:</text:p>
                <text:list>
                  <text:list-item>
                    <text:p>Entry point</text:p>
                  </text:list-item>
                  <text:list-item>
                    <text:p>Deployment</text:p>
                  </text:list-item>
                  <text:list-item>
                    <text:p>Testing</text:p>
                  </text:list-item>
                  <text:list-item>
                    <text:p>Tools (Insomni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Sample appl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Finalize TripLog</text:p>
          </draw:text-box>
        </draw:frame>
        <draw:frame presentation:style-name="pr4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Create a Web API for the TripLog application</text:p>
              </text:list-item>
              <text:list-item>
                <text:p>Implement a persistency layer</text:p>
              </text:list-item>
              <text:list-item>
                <text:p>Create an Http client</text:p>
              </text:list-item>
              <text:list-item>
                <text:p>Integrate the Http client inside the TripLog application so as to call a Web API to push and pull entries</text:p>
              </text:list-item>
              <text:list-item>
                <text:p>Add tests as appropriate</text:p>
              </text:list-item>
              <text:list-item>
                <text:p>Provide solution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6: Exam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Task</text:p>
              </text:list-item>
              <text:list-item>
                <text:p>Modalities</text:p>
              </text:list-item>
              <text:list-item>
                <text:p>Schedule</text:p>
                <text:p>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6H55M40S</meta:editing-duration>
    <meta:editing-cycles>65</meta:editing-cycles>
    <meta:generator>LibreOffice/5.4.3.2$Windows_X86_64 LibreOffice_project/92a7159f7e4af62137622921e809f8546db437e5</meta:generator>
    <dc:date>2020-01-10T09:29:35.089000000</dc:date>
    <meta:document-statistic meta:object-count="49"/>
  </office:meta>
</office:document-meta>
</file>